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margin-left="0.905cm" fo:margin-right="1.258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.905cm" fo:margin-right="1.258cm" fo:text-align="justify" style:justify-single-word="false" fo:text-indent="0cm" style:auto-text-indent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ext_20_body">
      <style:text-properties style:font-name="Verdana" fo:font-size="10pt" style:font-size-asian="10pt" style:font-size-complex="10pt"/>
    </style:style>
    <style:style style:name="P6" style:family="paragraph" style:parent-style-name="Text_20_body">
      <style:paragraph-properties fo:margin-left="0.905cm" fo:margin-right="1.102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Text">
      <style:paragraph-properties fo:margin-left="0.882cm" fo:margin-right="1.037cm" fo:text-align="justify" style:justify-single-word="false" fo:text-indent="0cm" style:auto-text-indent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Text">
      <style:paragraph-properties fo:margin-left="0.882cm" fo:margin-right="1.037cm" fo:text-align="center" style:justify-single-word="false" fo:text-indent="0cm" style:auto-text-indent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Text">
      <style:paragraph-properties fo:margin-left="0.838cm" fo:margin-right="0.817cm" fo:text-indent="0cm" style:auto-text-indent="false" fo:background-color="#cccccc">
        <style:background-image/>
      </style:paragraph-properties>
    </style:style>
    <style:style style:name="P10" style:family="paragraph" style:parent-style-name="Text">
      <style:paragraph-properties fo:margin-left="0.838cm" fo:margin-right="0.817cm" fo:text-indent="0cm" style:auto-text-indent="false" fo:background-color="transparent">
        <style:background-image/>
      </style:paragraph-properties>
    </style:style>
    <style:style style:name="P11" style:family="paragraph" style:parent-style-name="Text_20_body">
      <style:paragraph-properties fo:margin-left="0.882cm" fo:margin-right="1.125cm" fo:text-indent="0cm" style:auto-text-indent="false"/>
      <style:text-properties style:font-name="Verdana" fo:font-size="10pt" style:font-size-asian="10pt" style:font-size-complex="10pt"/>
    </style:style>
    <style:style style:name="P12" style:family="paragraph" style:parent-style-name="Text_20_body">
      <style:paragraph-properties fo:margin-left="0.882cm" fo:margin-right="1.125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13" style:family="paragraph" style:parent-style-name="Text_20_body">
      <style:paragraph-properties fo:margin-left="0.882cm" fo:margin-right="1.125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14" style:family="paragraph" style:parent-style-name="Text_20_body">
      <style:paragraph-properties fo:margin-left="0.861cm" fo:margin-right="0.926cm" fo:text-indent="0cm" style:auto-text-indent="false"/>
      <style:text-properties style:font-name="Verdana" fo:font-size="10pt" style:font-size-asian="10pt" style:font-size-complex="10pt"/>
    </style:style>
    <style:style style:name="P15" style:family="paragraph" style:parent-style-name="Text">
      <style:paragraph-properties fo:margin-left="0.861cm" fo:margin-right="0.97cm" fo:text-align="justify" style:justify-single-word="false" fo:text-indent="0cm" style:auto-text-indent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">
      <style:paragraph-properties fo:margin-left="0.861cm" fo:margin-right="0.97cm" fo:text-align="justify" style:justify-single-word="false" fo:text-indent="0cm" style:auto-text-indent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8" style:family="paragraph" style:parent-style-name="Text_20_body">
      <style:paragraph-properties fo:margin-left="0.861cm" fo:margin-right="0.926cm" fo:text-indent="0cm" style:auto-text-indent="false"/>
      <style:text-properties style:font-name="Verdana" fo:font-size="10pt" style:font-size-asian="10pt" style:font-size-complex="10pt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style:font-name="Arial" fo:font-size="16.1000003814697pt" style:font-size-asian="16.1000003814697pt" style:font-size-complex="16.1000003814697pt"/>
    </style:style>
    <style:style style:name="P21" style:family="paragraph" style:parent-style-name="Heading_20_1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2" style:family="paragraph" style:parent-style-name="Heading_20_7">
      <style:paragraph-properties fo:text-align="center" style:justify-single-word="false"/>
      <style:text-properties fo:font-size="16pt" style:font-size-asian="16pt" style:font-size-complex="16pt"/>
    </style:style>
    <style:style style:name="P23" style:family="paragraph" style:parent-style-name="Text" style:list-style-name="L2">
      <style:paragraph-properties fo:margin-left="0.882cm" fo:margin-right="1.037cm" fo:text-align="justify" style:justify-single-word="false" fo:text-indent="0cm" style:auto-text-indent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Verdana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Verdana" fo:font-size="9pt" fo:font-style="normal" style:font-size-asian="9pt" style:font-style-asian="normal" style:font-size-complex="9pt" style:font-style-complex="normal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VISIONE DI INSIEME</text:h>
      <text:p text:style-name="P1"/>
      <text:p text:style-name="P2">Space Crasher è un gioco realizzato con le librerie SDL.</text:p>
      <text:p text:style-name="P2">Questo documento è tutt'altro che esaustivo e cerca di riportare solamente le parti fondamentali del gioco.</text:p>
      <text:p text:style-name="P2"/>
      <text:p text:style-name="P2">Si introduce quindi alla grafica, il meccanismo del gioco e le funzionalità generali.</text:p>
      <text:p text:style-name="P2"/>
      <text:p text:style-name="P3">Questa specifica non accenna agli algoritmi e utilizzati, descrive cosa l'utente può fare e vedere utilizzando Space Crasher e le principali funzionalità.<text:tab/><text:tab/></text:p>
      <text:h text:style-name="P19" text:outline-level="1">OBBIETTIVI NON GESTITI</text:h>
      <text:p text:style-name="P6">Questa versione non conterrà le seguenti funzionalità:</text:p>
      <text:list xml:id="list40385785" text:style-name="L1">
        <text:list-item>
          <text:p text:style-name="P17">Gestione multiplayer.</text:p>
        </text:list-item>
        <text:list-item>
          <text:p text:style-name="P17">Diverse modalità di gioco (tutti usano la tastiera).</text:p>
        </text:list-item>
        <text:list-item>
          <text:p text:style-name="P17">L'utente non soffre di epilessia.</text:p>
        </text:list-item>
      </text:list>
      <text:p text:style-name="P5"/>
      <text:h text:style-name="P20" text:outline-level="1">SPECIFICHE PER IL FUNZIONAMENTO</text:h>
      <text:p text:style-name="P12">Si avvia una schermata che disegna subito il componente navicella, subito dopo incominciano a cadere degli asteroidi dalla parte superiore della finestra i punti sono asteroidi.</text:p>
      <text:p text:style-name="P12"/>
      <text:p text:style-name="P12">Il giocatore deve schivare tutti gli asteroidi, ogni volta che un asteroide completa il suo percorso aumentai il punteggio del giocatore.</text:p>
      <text:p text:style-name="P12">Di seguito si specifica il comportamento per ogni componente.</text:p>
      <text:p text:style-name="P13"/>
      <text:h text:style-name="P21" text:outline-level="1">SCHERMATA DI GIOCO</text:h>
      <text:p text:style-name="P14">Nella schermata di gioco si muovono i due componenti principali la navicella e l'asteroideil gioco è diviso in una rete in cui la superficie di ogni quadrato è di 25x25 pixel.</text:p>
      <text:p text:style-name="P14">Su questa rete si muove la nave, gli asteroidi invece viaggiano su corsie da 25 pixel l'una in modo da corrispondere con tanti quadrati della rete.</text:p>
      <text:p text:style-name="P14">La schermata di gioco stampato a video il nome del giocatore, e il punteggio a attuale.</text:p>
      <text:p text:style-name="P14">Tutto ciò che viene renderizzato si basa sulla classe “GameEngine” che stabilisce il funzionamento e mette in relazione le diverse entità fra loro come la navicella l'asteoide e l'interfaccia utente.</text:p>
      <text:p text:style-name="P14"/>
      <text:p text:style-name="P9"><text:span text:style-name="Strong_20_Emphasis"><text:span text:style-name="T2">Nota Tecnica: </text:span></text:span><text:span text:style-name="Example"><text:span text:style-name="T3">si divide il campo in una matrice dove le righe sono uguali alla altezza /25 e le colonne alla larghezza /25.</text:span></text:span></text:p>
      <text:p text:style-name="P9"><text:span text:style-name="Example"><text:span text:style-name="T3">gli asteroidi percorrono le colonne, la navicella si può muovere su tutta la rete.</text:span></text:span></text:p>
      <text:p text:style-name="P11"><text:tab/><text:tab/></text:p>
      <text:h text:style-name="P22" text:outline-level="7"><text:soft-page-break/></text:h>
      <text:p text:style-name="P4"/>
      <text:h text:style-name="P22" text:outline-level="7">NAVICELLA</text:h>
      <text:p text:style-name="P7">La navicella è guidata dall'utente che deve schivare tutti i meteoriti e l'utente può interagire con essa solo tramite la tastiera:</text:p>
      <text:list xml:id="list40357953" text:style-name="L2">
        <text:list-item>
          <text:p text:style-name="P23">W, movimento verso l'alto.</text:p>
        </text:list-item>
        <text:list-item>
          <text:p text:style-name="P23">A, verso sinistra.</text:p>
        </text:list-item>
        <text:list-item>
          <text:p text:style-name="P23">D, verso destra.</text:p>
        </text:list-item>
        <text:list-item>
          <text:p text:style-name="P23">S, verso il basso.</text:p>
        </text:list-item>
      </text:list>
      <text:p text:style-name="P7">Se la navicella collide con un asteroide questa esplode.</text:p>
      <text:p text:style-name="P7">Se la navicella va verso i margini dello schermo non può procedere per quella direzione.</text:p>
      <text:p text:style-name="P7">Quando la navicella esplode il giocatore a terminato la partita.</text:p>
      <text:p text:style-name="P7"/>
      <text:p text:style-name="P8">PIOGGIA ASTEROIDI</text:p>
      <text:p text:style-name="P15">La pioggia di asteroidi è la classe che gestisce la caduta di tutti gli asteroidi rilascia a tempi determinati asteroidi che il giocatore deve schivare.</text:p>
      <text:p text:style-name="P15">La pioggia ha un comportamento completamente random.</text:p>
      <text:p text:style-name="P9"><text:span text:style-name="Strong_20_Emphasis"><text:span text:style-name="T2">Nota Tecnica: </text:span></text:span><text:span text:style-name="Example"><text:span text:style-name="T3">questa classe in realtà è un timer che regola la velocità della pioggia di asteroidi regola di fatto anche la distanza fra una pioggia e l'altra.</text:span></text:span></text:p>
      <text:p text:style-name="P8">ASTEROIDE</text:p>
      <text:p text:style-name="P16">L'asteroide non è guidato dall'utente e rappresenta il “cattivo” nel gioco, quando un asteroide collide la navetta questa esplode, se un asteroide esce dal campo di gioco viene aumentato il numero di punteggio del giocatore.</text:p>
      <text:p text:style-name="P16">L'asteroide si muove con un movimento dallo schermo superiore allo schermo inferiore in maniera casuale.</text:p>
      <text:p text:style-name="P16">L'asteroide ha una velocità variabile il base al livello di difficolta.</text:p>
      <text:p text:style-name="P9"><text:span text:style-name="Strong_20_Emphasis"><text:span text:style-name="T2">Nota Tecnica: </text:span></text:span><text:span text:style-name="Example"><text:span text:style-name="T3">il punto è una classe con dei parametri che indicano la velocità e la sua posizione sullo schermo.</text:span></text:span></text:p>
      <text:p text:style-name="P9"><text:span text:style-name="Example"><text:span text:style-name="T3">Si consiglia di analizzate i tutoria SDL per implementare questa funzionalità.</text:span></text:span></text:p>
      <text:p text:style-name="P10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85cm" fo:margin-bottom="1.233cm" fo:margin-left="3.043cm" fo:margin-right="2.4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09:15:17.50</meta:creation-date>
    <dc:date>2010-02-09T20:28:24.64</dc:date>
    <meta:editing-duration>PT05H28M48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2" meta:paragraph-count="41" meta:word-count="526" meta:character-count="3254"/>
  </office:meta>
</office:document-meta>
</file>